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4C00000033C3764C79A119CA5A.jpg" manifest:media-type="image/jpeg"/>
  <manifest:file-entry manifest:full-path="Pictures/100002010000077F00000438DC4FB70934ADDBE6.png" manifest:media-type="image/png"/>
  <manifest:file-entry manifest:full-path="Pictures/100002010000077F000004382D04B884210A889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Mono CJK TC" svg:font-family="'Noto Sans Mono CJK T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15cm" fo:min-width="15.894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81cm" fo:min-width="23.20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49cm" fo:min-width="10.717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49cm" fo:min-width="10.717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49cm" fo:min-width="10.717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49cm" fo:min-width="10.717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49cm" fo:min-width="10.717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49cm" fo:min-width="10.717cm"/>
      <style:paragraph-properties style:writing-mode="lr-tb"/>
    </style:style>
    <style:style style:name="gr11" style:family="graphic" style:parent-style-name="standard">
      <style:graphic-properties draw:opacity="25%" draw:textarea-horizontal-align="justify" draw:textarea-vertical-align="middle" draw:auto-grow-height="false" fo:min-height="1.59cm" fo:min-width="12.088cm" draw:shadow-opacity="25%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49cm" fo:min-width="10.717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49cm" fo:min-width="10.717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49cm" fo:min-width="10.717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49cm" fo:min-width="10.717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14.50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19.65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9.064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6.79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0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4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3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415cm"/>
      <style:paragraph-properties style:writing-mode="lr-tb"/>
    </style:style>
    <style:style style:name="gr24" style:family="graphic" style:parent-style-name="standard">
      <style:graphic-properties draw:opacity="25%" draw:textarea-horizontal-align="justify" draw:textarea-vertical-align="middle" draw:auto-grow-height="false" fo:min-height="1.59cm" fo:min-width="8.694cm" draw:shadow-opacity="25%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14.50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20.008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3.56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3.28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513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1.686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49cm" fo:min-width="10.717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8.299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20.008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15.4cm"/>
      <style:paragraph-properties style:writing-mode="lr-tb"/>
    </style:style>
    <style:style style:name="gr35" style:family="graphic" style:parent-style-name="standard">
      <style:graphic-properties draw:stroke="none" draw:fill="none" fo:min-height="0.71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8cm" fo:min-width="0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8.299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20.00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87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06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16.547cm"/>
      <style:paragraph-properties style:writing-mode="lr-tb"/>
    </style:style>
    <style:style style:name="pr1" style:family="presentation" style:parent-style-name="Diapositiva_20_titolo-title" style:list-style-name="L4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titolo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titolo-notes">
      <style:graphic-properties draw:fill-color="#ffffff" fo:min-height="13.364cm"/>
      <style:paragraph-properties style:writing-mode="lr-tb"/>
    </style:style>
    <style:style style:name="pr4" style:family="presentation" style:parent-style-name="Titolo_20_e_20_contenuto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olo_20_e_20_contenuto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olo_20_e_20_contenuto-notes">
      <style:graphic-properties draw:fill-color="#ffffff" fo:min-height="13.364cm"/>
      <style:paragraph-properties style:writing-mode="lr-tb"/>
    </style:style>
    <style:style style:name="pr8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olo_20_e_20_contenuto_5f_-notes">
      <style:graphic-properties draw:fill-color="#ffffff" fo:min-height="13.364cm"/>
      <style:paragraph-properties style:writing-mode="lr-tb"/>
    </style:style>
    <style:style style:name="pr12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12" style:family="paragraph">
      <style:paragraph-properties fo:text-align="center"/>
      <style:text-properties fo:hyphenate="false" loext:hyphenation-no-caps="false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20pt" style:font-size-asian="20pt" style:font-size-complex="20pt" fo:hyphenate="false" loext:hyphenation-no-caps="false"/>
    </style:style>
    <style:style style:name="P14" style:family="paragraph">
      <loext:graphic-properties draw:fill="none" draw:fill-color="#ffffff"/>
    </style:style>
    <style:style style:name="P15" style:family="paragraph">
      <loext:graphic-properties draw:opacity="25%"/>
      <style:paragraph-properties fo:text-align="center"/>
    </style:style>
    <style:style style:name="P16" style:family="paragraph">
      <style:text-properties fo:hyphenate="false" loext:hyphenation-no-caps="false"/>
    </style:style>
    <style:style style:name="P17" style:family="paragraph">
      <loext:graphic-properties draw:fill="none" draw:fill-color="#ffffff"/>
      <style:paragraph-properties style:writing-mode="lr-tb"/>
      <style:text-properties fo:font-size="20pt" style:font-size-asian="20pt" style:font-size-complex="20pt" fo:hyphenate="false" loext:hyphenation-no-caps="false"/>
    </style:style>
    <style:style style:name="P18" style:family="paragraph">
      <loext:graphic-properties draw:fill="none" draw:fill-color="#ffffff"/>
      <style:paragraph-properties style:writing-mode="lr-tb"/>
      <style:text-properties fo:font-size="16pt" style:font-size-asian="16pt" style:font-size-complex="16pt" fo:hyphenate="false" loext:hyphenation-no-caps="false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21" style:family="paragraph">
      <loext:graphic-properties draw:fill="none" draw:fill-color="#ffffff"/>
      <style:paragraph-properties style:writing-mode="lr-tb"/>
      <style:text-properties fo:font-size="15pt" style:font-size-asian="15pt" style:font-size-complex="15pt" fo:hyphenate="false" loext:hyphenation-no-caps="false"/>
    </style:style>
    <style:style style:name="P22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3" style:family="paragraph">
      <style:text-properties fo:color="#00a933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00a933"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style:text-properties fo:color="#ff0000" fo:font-weight="bold" style:font-weight-asian="bold" style:font-weight-complex="bold"/>
    </style:style>
    <style:style style:name="P29" style:family="paragraph">
      <loext:graphic-properties draw:fill="none" draw:fill-color="#ffffff"/>
      <style:text-properties fo:color="#ff0000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text-position="super 58%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00a933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ff00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draw:frame draw:name="Titolo 1" presentation:style-name="pr1" draw:text-style-name="P2" draw:layer="layout" svg:width="21.741cm" svg:height="1.985cm" svg:x="6.062cm" svg:y="11.5cm" presentation:class="title" presentation:user-transformed="true">
          <draw:text-box>
            <text:p text:style-name="P1"><text:span text:style-name="T1">IVOA software in the OSSR</text:span></text:p>
          </draw:text-box>
        </draw:frame>
        <draw:frame draw:name="Sottotitolo 2" presentation:style-name="pr2" draw:text-style-name="P4" draw:layer="layout" svg:width="19.049cm" svg:height="2.717cm" svg:x="7.6cm" svg:y="14.706cm" presentation:class="subtitle" presentation:user-transformed="true">
          <draw:text-box>
            <text:p text:style-name="P3"><text:span text:style-name="T2">ESCAPE WP3+4, May 2021</text:span></text:p>
            <text:p text:style-name="P3"><text:span text:style-name="T2">D.Morris University of Edinburg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2T11">
        <draw:frame draw:name="Titolo 1" presentation:style-name="pr4" draw:text-style-name="P7" draw:layer="layout" svg:width="17.564cm" svg:height="2.336cm" svg:x="7.636cm" svg:y="0.203cm" presentation:class="title" presentation:user-transformed="true">
          <draw:text-box>
            <text:p text:style-name="P6"><text:span text:style-name="T3">IVOA software in the OSSR</text:span></text:p>
          </draw:text-box>
        </draw:frame>
        <draw:frame draw:name="Segnaposto data 3" presentation:style-name="pr5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5-21">21/05/2021</text:date></text:span></text:p>
          </draw:text-box>
        </draw:frame>
        <draw:frame draw:name="Segnaposto piè di pagina 4" presentation:style-name="pr6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style-name="gr2" draw:text-style-name="P13" draw:layer="layout" svg:width="16.394cm" svg:height="2.453cm" svg:x="8.936cm" svg:y="6.3cm">
          <draw:text-box>
            <text:p text:style-name="P12"><text:span text:style-name="T5">Should WP4 be involved in curating </text:span></text:p>
            <text:p text:style-name="P12"><text:span text:style-name="T5">IVOA software in the OSSR ?</text:span></text:p>
          </draw:text-box>
        </draw:frame>
        <draw:frame draw:style-name="gr3" draw:text-style-name="P13" draw:layer="layout" svg:width="24.399cm" svg:height="1.431cm" svg:x="4.934cm" svg:y="4.269cm">
          <draw:text-box>
            <text:p text:style-name="P12"><text:span text:style-name="T5">WP4’s role is to promote IVOA standards and software</text:span></text:p>
          </draw:text-box>
        </draw:frame>
        <draw:frame draw:style-name="gr4" draw:text-style-name="P14" draw:layer="layout" svg:width="19.116cm" svg:height="0.962cm" svg:x="7.684cm" svg:y="10.038cm">
          <draw:text-box>
            <text:p>The registry puts IVOA services and data collections into ESCAPE</text:p>
          </draw:text-box>
        </draw:frame>
        <draw:frame draw:style-name="gr4" draw:text-style-name="P14" draw:layer="layout" svg:width="8.511cm" svg:height="0.962cm" svg:x="7.684cm" svg:y="11.038cm">
          <draw:text-box>
            <text:p>What about IVOA software ?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olo_20_e_20_contenuto_5f_" presentation:presentation-page-layout-name="AL2T11">
        <draw:frame draw:name="Titolo 1_6" presentation:style-name="pr8" draw:text-style-name="P7" draw:layer="layout" svg:width="17.564cm" svg:height="2.336cm" svg:x="7.636cm" svg:y="0.203cm" presentation:class="title" presentation:user-transformed="true">
          <draw:text-box>
            <text:p text:style-name="P6"><text:span text:style-name="T3">IVOA software in the OSSR</text:span></text:p>
          </draw:text-box>
        </draw:frame>
        <draw:frame draw:name="Segnaposto data 3_7" presentation:style-name="pr9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5-21">21/05/2021</text:date></text:span></text:p>
          </draw:text-box>
        </draw:frame>
        <draw:frame draw:name="Segnaposto piè di pagina 4_7" presentation:style-name="pr10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style-name="gr5" draw:text-style-name="P13" draw:layer="layout" svg:width="11.877cm" svg:height="1.352cm" svg:x="7cm" svg:y="4.6cm">
          <draw:text-box>
            <text:p text:style-name="P12"><text:span text:style-name="T5">What is “IVOA software” ?</text:span></text:p>
          </draw:text-box>
        </draw:frame>
        <draw:frame draw:style-name="gr6" draw:text-style-name="P13" draw:layer="layout" svg:width="14.73cm" svg:height="1.038cm" svg:x="10.2cm" svg:y="6.762cm">
          <draw:text-box>
            <text:p text:style-name="P12"><text:span text:style-name="T6">The IVOA doesn’t create or own any software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olo_20_e_20_contenuto_5f_" presentation:presentation-page-layout-name="AL2T11">
        <draw:frame draw:name="Titolo 1_4" presentation:style-name="pr12" draw:text-style-name="P7" draw:layer="layout" svg:width="17.564cm" svg:height="2.336cm" svg:x="7.636cm" svg:y="0.203cm" presentation:class="title" presentation:user-transformed="true">
          <draw:text-box>
            <text:p text:style-name="P6"><text:span text:style-name="T3">IVOA software in the OSSR</text:span></text:p>
          </draw:text-box>
        </draw:frame>
        <draw:frame draw:name="Segnaposto data 3_3" presentation:style-name="pr9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5-21">21/05/2021</text:date></text:span></text:p>
          </draw:text-box>
        </draw:frame>
        <draw:frame draw:name="Segnaposto piè di pagina 4_5" presentation:style-name="pr13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style-name="gr7" draw:text-style-name="P13" draw:layer="layout" svg:width="11.877cm" svg:height="1.352cm" svg:x="7cm" svg:y="4.6cm">
          <draw:text-box>
            <text:p text:style-name="P12"><text:span text:style-name="T5">What is “IVOA software” ?</text:span></text:p>
          </draw:text-box>
        </draw:frame>
        <draw:frame draw:style-name="gr8" draw:text-style-name="P13" draw:layer="layout" svg:width="15.675cm" svg:height="1.038cm" svg:x="10.526cm" svg:y="6.8cm">
          <draw:text-box>
            <text:p text:style-name="P12"><text:span text:style-name="T7">Services designed </text:span><text:span text:style-name="T6">to implement IVOA standards</text:span></text:p>
          </draw:text-box>
        </draw:frame>
        <draw:frame draw:style-name="gr9" draw:text-style-name="P13" draw:layer="layout" svg:width="13.558cm" svg:height="1.038cm" svg:x="10.526cm" svg:y="8.162cm">
          <draw:text-box>
            <text:p text:style-name="P12"><text:span text:style-name="T7">Libraries designed </text:span><text:span text:style-name="T6">to use IVOA standards</text:span></text:p>
          </draw:text-box>
        </draw:frame>
        <draw:frame draw:style-name="gr10" draw:text-style-name="P13" draw:layer="layout" svg:width="15.192cm" svg:height="1.038cm" svg:x="10.526cm" svg:y="9.6cm">
          <draw:text-box>
            <text:p text:style-name="P12"><text:span text:style-name="T6">Key software that the IVOA federation relies on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olo_20_e_20_contenuto_5f_" presentation:presentation-page-layout-name="AL2T11">
        <draw:custom-shape draw:style-name="gr11" draw:text-style-name="P15" draw:layer="layout" svg:width="17.8cm" svg:height="2.6cm" svg:x="9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olo 1_7" presentation:style-name="pr14" draw:text-style-name="P7" draw:layer="layout" svg:width="17.564cm" svg:height="2.336cm" svg:x="7.636cm" svg:y="0.203cm" presentation:class="title" presentation:user-transformed="true">
          <draw:text-box>
            <text:p text:style-name="P6"><text:span text:style-name="T3">IVOA software in the OSSR</text:span></text:p>
          </draw:text-box>
        </draw:frame>
        <draw:frame draw:name="Segnaposto data 3_8" presentation:style-name="pr9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5-21">21/05/2021</text:date></text:span></text:p>
          </draw:text-box>
        </draw:frame>
        <draw:frame draw:name="Segnaposto piè di pagina 4_8" presentation:style-name="pr15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style-name="gr12" draw:text-style-name="P13" draw:layer="layout" svg:width="11.877cm" svg:height="1.352cm" svg:x="7cm" svg:y="4.6cm">
          <draw:text-box>
            <text:p text:style-name="P12"><text:span text:style-name="T5">What is “IVOA software” ?</text:span></text:p>
          </draw:text-box>
        </draw:frame>
        <draw:frame draw:style-name="gr13" draw:text-style-name="P13" draw:layer="layout" svg:width="15.675cm" svg:height="1.038cm" svg:x="10.525cm" svg:y="6.8cm">
          <draw:text-box>
            <text:p text:style-name="P12"><text:span text:style-name="T7">Services designed </text:span><text:span text:style-name="T6">to implement IVOA standards</text:span></text:p>
          </draw:text-box>
        </draw:frame>
        <draw:frame draw:style-name="gr14" draw:text-style-name="P13" draw:layer="layout" svg:width="13.558cm" svg:height="1.038cm" svg:x="10.525cm" svg:y="8.162cm">
          <draw:text-box>
            <text:p text:style-name="P12"><text:span text:style-name="T7">Libraries designed </text:span><text:span text:style-name="T6">to use IVOA standards</text:span></text:p>
          </draw:text-box>
        </draw:frame>
        <draw:frame draw:style-name="gr15" draw:text-style-name="P13" draw:layer="layout" svg:width="15.192cm" svg:height="1.038cm" svg:x="10.525cm" svg:y="9.6cm">
          <draw:text-box>
            <text:p text:style-name="P12"><text:span text:style-name="T6">Key software that the IVOA federation relies on</text:span></text:p>
          </draw:text-box>
        </draw:frame>
        <draw:frame draw:style-name="gr4" draw:text-style-name="P14" draw:layer="layout" svg:width="14.21cm" svg:height="0.962cm" svg:x="16.4cm" svg:y="12cm">
          <draw:text-box>
            <text:p>Client applications used to access IVOA services</text:p>
          </draw:text-box>
        </draw:frame>
        <draw:frame draw:style-name="gr4" draw:text-style-name="P14" draw:layer="layout" svg:width="13.706cm" svg:height="0.962cm" svg:x="16.4cm" svg:y="12.9cm">
          <draw:text-box>
            <text:p>Needed to reproduce data access and analysis</text:p>
          </draw:text-box>
        </draw:frame>
        <draw:frame draw:style-name="gr4" draw:text-style-name="P14" draw:layer="layout" svg:width="13.994cm" svg:height="0.962cm" svg:x="16.4cm" svg:y="13.8cm">
          <draw:text-box>
            <text:p>Needed to make data access and analysis FAIR</text:p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olo_20_e_20_contenuto_5f_" presentation:presentation-page-layout-name="AL2T11">
        <draw:frame draw:name="Segnaposto data 3_1" presentation:style-name="pr9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5-21">21/05/2021</text:date></text:span></text:p>
          </draw:text-box>
        </draw:frame>
        <draw:frame draw:name="Segnaposto piè di pagina 4_1" presentation:style-name="pr16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style-name="gr16" draw:text-style-name="P17" draw:layer="layout" svg:width="15.005cm" svg:height="1.352cm" svg:x="4.3cm" svg:y="4cm">
          <draw:text-box>
            <text:p text:style-name="P16"><text:span text:style-name="T5">Questions for WP4 and the IVOA</text:span></text:p>
          </draw:text-box>
        </draw:frame>
        <draw:frame draw:style-name="gr17" draw:text-style-name="P17" draw:layer="layout" svg:width="20.156cm" svg:height="1.352cm" svg:x="6.302cm" svg:y="6.1cm">
          <draw:text-box>
            <text:list text:style-name="L1">
              <text:list-item>
                <text:p text:style-name="P16"><text:span text:style-name="T5">Software contributed by ESCAPE members</text:span></text:p>
              </text:list-item>
            </text:list>
          </draw:text-box>
        </draw:frame>
        <draw:frame draw:style-name="gr18" draw:text-style-name="P18" draw:layer="layout" svg:width="9.564cm" svg:height="1.195cm" svg:x="8.829cm" svg:y="7.5cm">
          <draw:text-box>
            <text:list text:style-name="L1">
              <text:list-item>
                <text:p text:style-name="P16"><text:span text:style-name="T8">CDS – Aladin, Vollt etc</text:span></text:p>
              </text:list-item>
            </text:list>
          </draw:text-box>
        </draw:frame>
        <draw:frame draw:style-name="gr19" draw:text-style-name="P18" draw:layer="layout" svg:width="7.295cm" svg:height="1.195cm" svg:x="8.829cm" svg:y="8.6cm">
          <draw:text-box>
            <text:list text:style-name="L1">
              <text:list-item>
                <text:p text:style-name="P16"><text:span text:style-name="T8">GAVO – DaCHS</text:span></text:p>
              </text:list-item>
            </text:list>
          </draw:text-box>
        </draw:frame>
        <draw:frame draw:style-name="gr20" draw:text-style-name="P19" draw:layer="layout" svg:width="18.333cm" svg:height="0.962cm" svg:x="7.7cm" svg:y="10.5cm">
          <draw:text-box>
            <text:p>Do we (WP4) need to agree the details of how we register them</text:p>
          </draw:text-box>
        </draw:frame>
        <draw:frame draw:style-name="gr21" draw:text-style-name="P19" draw:layer="layout" svg:width="12.148cm" svg:height="0.962cm" svg:x="7.852cm" svg:y="14.6cm">
          <draw:text-box>
            <text:p><text:span text:style-name="T9">Tag with </text:span>IVOA rather than VO ?</text:p>
          </draw:text-box>
        </draw:frame>
        <draw:frame draw:style-name="gr22" draw:text-style-name="P19" draw:layer="layout" svg:width="16.462cm" svg:height="0.962cm" svg:x="7.7cm" svg:y="11.5cm">
          <draw:text-box>
            <text:p>Encourage the developers to register in Zenodo &amp; OSSR</text:p>
          </draw:text-box>
        </draw:frame>
        <draw:frame draw:style-name="gr21" draw:text-style-name="P19" draw:layer="layout" svg:width="12.148cm" svg:height="0.962cm" svg:x="7.7cm" svg:y="12.6cm">
          <draw:text-box>
            <text:p>Do we want to have IVOA specific tags ?</text:p>
          </draw:text-box>
        </draw:frame>
        <draw:frame draw:name="Titolo 1_0" presentation:style-name="pr17" draw:text-style-name="P7" draw:layer="layout" svg:width="17.564cm" svg:height="2.336cm" svg:x="7.636cm" svg:y="0.203cm" presentation:class="title" presentation:user-transformed="true">
          <draw:text-box>
            <text:p text:style-name="P6"><text:span text:style-name="T3">IVOA software in the OSSR</text:span></text:p>
          </draw:text-box>
        </draw:frame>
        <draw:frame draw:style-name="gr23" draw:text-style-name="P19" draw:layer="layout" svg:width="11.915cm" svg:height="1.673cm" svg:x="21.601cm" svg:y="14.928cm">
          <draw:text-box>
            <text:p>IVOA interop meeting apps session</text:p>
            <text:p>25thMay 20:30 UTC</text:p>
          </draw:text-box>
        </draw:frame>
        <draw:custom-shape draw:style-name="gr24" draw:text-style-name="P15" draw:layer="layout" svg:width="13cm" svg:height="2.6cm" svg:x="6.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olo_20_e_20_contenuto_5f_" presentation:presentation-page-layout-name="AL2T11">
        <draw:frame draw:name="Segnaposto data 3_2" presentation:style-name="pr9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5-21">21/05/2021</text:date></text:span></text:p>
          </draw:text-box>
        </draw:frame>
        <draw:frame draw:name="Segnaposto piè di pagina 4_2" presentation:style-name="pr18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style-name="gr25" draw:text-style-name="P17" draw:layer="layout" svg:width="15.005cm" svg:height="1.352cm" svg:x="4.3cm" svg:y="4cm">
          <draw:text-box>
            <text:p text:style-name="P16"><text:span text:style-name="T5">Questions for WP4 and the IVOA</text:span></text:p>
          </draw:text-box>
        </draw:frame>
        <draw:frame draw:style-name="gr26" draw:text-style-name="P17" draw:layer="layout" svg:width="20.508cm" svg:height="1.352cm" svg:x="6.302cm" svg:y="6.1cm">
          <draw:text-box>
            <text:list text:style-name="L1">
              <text:list-item>
                <text:p text:style-name="P20"><text:span text:style-name="T5">Software contributed from outside ESCAPE</text:span></text:p>
              </text:list-item>
            </text:list>
          </draw:text-box>
        </draw:frame>
        <draw:frame draw:style-name="gr27" draw:text-style-name="P18" draw:layer="layout" svg:width="4.065cm" svg:height="1.195cm" svg:x="8.829cm" svg:y="7.5cm">
          <draw:text-box>
            <text:list text:style-name="L1">
              <text:list-item>
                <text:p text:style-name="P16"><text:span text:style-name="T8">AstroPy</text:span></text:p>
              </text:list-item>
            </text:list>
          </draw:text-box>
        </draw:frame>
        <draw:frame draw:style-name="gr28" draw:text-style-name="P18" draw:layer="layout" svg:width="3.782cm" svg:height="1.195cm" svg:x="8.829cm" svg:y="8.6cm">
          <draw:text-box>
            <text:list text:style-name="L1">
              <text:list-item>
                <text:p text:style-name="P16"><text:span text:style-name="T8">TopCat</text:span></text:p>
              </text:list-item>
            </text:list>
          </draw:text-box>
        </draw:frame>
        <draw:frame draw:style-name="gr29" draw:text-style-name="P19" draw:layer="layout" svg:width="16.013cm" svg:height="0.962cm" svg:x="6.892cm" svg:y="12.3cm">
          <draw:text-box>
            <text:p>Do we (WP4) want to create a list of key software ?</text:p>
          </draw:text-box>
        </draw:frame>
        <draw:frame draw:style-name="gr21" draw:text-style-name="P19" draw:layer="layout" svg:width="12.385cm" svg:height="0.962cm" svg:x="6.892cm" svg:y="13.4cm">
          <draw:text-box>
            <text:p>Do we (WP4) register them in the OSSR ?</text:p>
          </draw:text-box>
        </draw:frame>
        <draw:frame draw:style-name="gr30" draw:text-style-name="P18" draw:layer="layout" svg:width="2.186cm" svg:height="1.195cm" svg:x="8.829cm" svg:y="9.601cm">
          <draw:text-box>
            <text:list text:style-name="L1">
              <text:list-item>
                <text:p text:style-name="P16"><text:span text:style-name="T8">…</text:span><text:span text:style-name="T8">.</text:span></text:p>
              </text:list-item>
            </text:list>
          </draw:text-box>
        </draw:frame>
        <draw:frame draw:style-name="gr23" draw:text-style-name="P19" draw:layer="layout" svg:width="11.915cm" svg:height="1.673cm" svg:x="21.6cm" svg:y="14.927cm">
          <draw:text-box>
            <text:p>IVOA interop meeting apps session</text:p>
            <text:p>25thMay 20:30 UTC</text:p>
          </draw:text-box>
        </draw:frame>
        <draw:frame draw:name="Titolo 1_1" presentation:style-name="pr19" draw:text-style-name="P7" draw:layer="layout" svg:width="17.564cm" svg:height="2.336cm" svg:x="7.636cm" svg:y="0.203cm" presentation:class="title" presentation:user-transformed="true">
          <draw:text-box>
            <text:p text:style-name="P6"><text:span text:style-name="T3">IVOA software in the OSSR</text:span></text:p>
          </draw:text-box>
        </draw:frame>
        <draw:frame draw:style-name="gr31" draw:text-style-name="P13" draw:layer="layout" svg:width="14.113cm" svg:height="0.962cm" svg:x="6.792cm" svg:y="11.22cm">
          <draw:text-box>
            <text:p text:style-name="P12"><text:span text:style-name="T10">“</text:span><text:span text:style-name="T10">Key software that the IVOA federation relies on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olo_20_e_20_contenuto_5f_" presentation:presentation-page-layout-name="AL2T11">
        <draw:frame draw:name="Segnaposto piè di pagina 4_3" presentation:style-name="pr20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style-name="gr32" draw:text-style-name="P17" draw:layer="layout" svg:width="8.799cm" svg:height="1.352cm" svg:x="4.3cm" svg:y="4cm">
          <draw:text-box>
            <text:p text:style-name="P16"><text:span text:style-name="T5">Questions for WP3</text:span></text:p>
          </draw:text-box>
        </draw:frame>
        <draw:frame draw:style-name="gr33" draw:text-style-name="P17" draw:layer="layout" svg:width="20.508cm" svg:height="1.352cm" svg:x="6.302cm" svg:y="6.1cm">
          <draw:text-box>
            <text:list text:style-name="L1">
              <text:list-item>
                <text:p text:style-name="P16"><text:span text:style-name="T5">Software contributed from outside ESCAPE</text:span></text:p>
              </text:list-item>
            </text:list>
          </draw:text-box>
        </draw:frame>
        <draw:frame draw:name="Titolo 1_2" presentation:style-name="pr21" draw:text-style-name="P7" draw:layer="layout" svg:width="17.564cm" svg:height="2.336cm" svg:x="7.636cm" svg:y="0.203cm" presentation:class="title" presentation:user-transformed="true">
          <draw:text-box>
            <text:p text:style-name="P6"><text:span text:style-name="T3">IVOA software in the OSSR</text:span></text:p>
          </draw:text-box>
        </draw:frame>
        <draw:frame draw:style-name="gr21" draw:text-style-name="P19" draw:layer="layout" svg:width="17.037cm" svg:height="0.986cm" svg:x="7.7cm" svg:y="8.1cm">
          <draw:text-box>
            <text:p>WP4 develops deployment packages for 3<text:span text:style-name="T11">rd</text:span> party software </text:p>
          </draw:text-box>
        </draw:frame>
        <draw:frame draw:style-name="gr34" draw:text-style-name="P21" draw:layer="layout" svg:width="15.9cm" svg:height="1.352cm" svg:x="7.7cm" svg:y="9.285cm">
          <draw:text-box>
            <text:p text:style-name="P16"><text:span text:style-name="T12">Building on the work done by VESPA-Cloud</text:span></text:p>
          </draw:text-box>
        </draw:frame>
        <draw:frame draw:style-name="gr35" draw:text-style-name="P22" draw:layer="layout" svg:width="14.87cm" svg:height="0.963cm" svg:x="7.7cm" svg:y="10.237cm">
          <draw:text-box>
            <text:p><text:span text:style-name="T13">https://indico.in2p3.fr/event/23481/#44-vespa-cloud</text:span></text:p>
          </draw:text-box>
        </draw:frame>
        <draw:frame draw:style-name="gr4" draw:text-style-name="P14" draw:layer="layout" svg:width="16.28cm" svg:height="0.962cm" svg:x="10.178cm" svg:y="11.8cm">
          <draw:text-box>
            <text:p>The deployment package becomes the registered object</text:p>
          </draw:text-box>
        </draw:frame>
        <draw:frame draw:style-name="gr4" draw:text-style-name="P14" draw:layer="layout" svg:width="13.503cm" svg:height="0.962cm" svg:x="10.178cm" svg:y="12.9cm">
          <draw:text-box>
            <text:p>This works for services deployed inside EOSC</text:p>
          </draw:text-box>
        </draw:frame>
        <draw:frame draw:style-name="gr36" draw:text-style-name="P24" draw:layer="layout" svg:width="6.212cm" svg:height="1.195cm" draw:transform="rotate (0.152541776624304) translate (4.879cm 5.744cm)">
          <draw:text-box>
            <text:p text:style-name="P23"><text:span text:style-name="T14">Server side</text:span></text:p>
          </draw:text-box>
        </draw:frame>
        <draw:frame draw:style-name="gr4" draw:text-style-name="P14" draw:layer="layout" svg:width="12.94cm" svg:height="0.962cm" svg:x="10.178cm" svg:y="14cm">
          <draw:text-box>
            <text:p>Is this sufficient to make data access FAIR ?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olo_20_e_20_contenuto_5f_" presentation:presentation-page-layout-name="AL2T11">
        <draw:frame draw:name="Segnaposto data 3_0" presentation:style-name="pr9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5-21">21/05/2021</text:date></text:span></text:p>
          </draw:text-box>
        </draw:frame>
        <draw:frame draw:name="Segnaposto piè di pagina 4_4" presentation:style-name="pr22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style-name="gr37" draw:text-style-name="P17" draw:layer="layout" svg:width="8.799cm" svg:height="1.352cm" svg:x="4.3cm" svg:y="4cm">
          <draw:text-box>
            <text:p text:style-name="P16"><text:span text:style-name="T5">Questions for WP3</text:span></text:p>
          </draw:text-box>
        </draw:frame>
        <draw:frame draw:style-name="gr38" draw:text-style-name="P17" draw:layer="layout" svg:width="20.508cm" svg:height="1.352cm" svg:x="6.302cm" svg:y="6.1cm">
          <draw:text-box>
            <text:list text:style-name="L1">
              <text:list-item>
                <text:p text:style-name="P16"><text:span text:style-name="T5">Software contributed from </text:span><text:span text:style-name="T5">outside ESCAPE</text:span></text:p>
              </text:list-item>
            </text:list>
          </draw:text-box>
        </draw:frame>
        <draw:frame draw:style-name="gr39" draw:text-style-name="P19" draw:layer="layout" svg:width="17.376cm" svg:height="0.962cm" svg:x="7.7cm" svg:y="8cm">
          <draw:text-box>
            <text:p>Can WP4 create OSSR entries for other people’s software ?</text:p>
          </draw:text-box>
        </draw:frame>
        <draw:frame draw:style-name="gr40" draw:text-style-name="P19" draw:layer="layout" svg:width="21.567cm" svg:height="0.962cm" svg:x="7.719cm" svg:y="9.238cm">
          <draw:text-box>
            <text:p>How do we include key software without opening it up to ‘everything’ ? </text:p>
          </draw:text-box>
        </draw:frame>
        <draw:frame draw:style-name="gr41" draw:text-style-name="P19" draw:layer="layout" svg:width="17.047cm" svg:height="0.986cm" svg:x="7.72cm" svg:y="10.338cm">
          <draw:text-box>
            <text:p>Can WP4 act as a <text:span text:style-name="T15">sponsor </text:span>for selected 3<text:span text:style-name="T11">rd</text:span> party software ?</text:p>
          </draw:text-box>
        </draw:frame>
        <draw:frame draw:name="Titolo 1_3" presentation:style-name="pr23" draw:text-style-name="P7" draw:layer="layout" svg:width="17.564cm" svg:height="2.336cm" svg:x="7.636cm" svg:y="0.203cm" presentation:class="title" presentation:user-transformed="true">
          <draw:text-box>
            <text:p text:style-name="P6"><text:span text:style-name="T3">IVOA software in the OSSR</text:span></text:p>
          </draw:text-box>
        </draw:frame>
        <draw:frame draw:style-name="gr4" draw:text-style-name="P26" draw:layer="layout" svg:width="7.873cm" svg:height="2.384cm" svg:x="21.788cm" svg:y="13.8cm">
          <draw:text-box>
            <text:p text:style-name="P25">How do we make</text:p>
            <text:p text:style-name="P25"><text:span text:style-name="T16">‘</text:span><text:span text:style-name="T16">analyse results in TopCat’</text:span></text:p>
            <text:p text:style-name="P25">reproducible ?</text:p>
          </draw:text-box>
        </draw:frame>
        <draw:custom-shape draw:style-name="gr24" draw:text-style-name="P15" draw:layer="layout" svg:width="13cm" svg:height="2.6cm" svg:x="6.2cm" svg:y="1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7" draw:layer="layout" svg:width="12.148cm" svg:height="1.697cm" svg:x="7.852cm" svg:y="14.202cm">
          <draw:text-box>
            <text:p text:style-name="P25">WP4 members <text:span text:style-name="T16">‘sponsor’</text:span> 3<text:span text:style-name="T11">rd</text:span> party</text:p>
            <text:p text:style-name="P25">software in the OSSR ?</text:p>
          </draw:text-box>
        </draw:frame>
        <draw:frame draw:style-name="gr36" draw:text-style-name="P29" draw:layer="layout" svg:width="6.212cm" svg:height="1.195cm" draw:transform="rotate (0.152541776624304) translate (4.88cm 5.745cm)">
          <draw:text-box>
            <text:p text:style-name="P28"><text:span text:style-name="T17">Client side</text:span></text:p>
          </draw:text-box>
        </draw:frame>
        <draw:frame draw:style-name="gr4" draw:text-style-name="P14" draw:layer="layout" svg:width="4.761cm" svg:height="0.962cm" svg:x="23.239cm" svg:y="12.6cm">
          <draw:text-box>
            <text:p>FAIR principles</text:p>
          </draw:text-box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Mono CJK TC" svg:font-family="'Noto Sans Mono CJK T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77F000004382D04B884210A889A.png" xlink:type="simple" xlink:show="embed" xlink:actuate="onLoad"/>
    <draw:fill-image draw:name="msFillBitmap_20_2" draw:display-name="msFillBitmap 2" xlink:href="Pictures/100002010000077F00000438DC4FB70934ADDBE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_5f_-background" style:display-name="Titolo e contenuto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olo_20_e_20_contenuto_5f_-backgroundobjects" style:display-name="Titolo e contenu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_5f_-notes" style:display-name="Titolo e contenut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_5f_-outline1" style:display-name="Titolo e contenuto_-outline1" style:family="presentation">
      <style:graphic-properties draw:stroke="none" draw:fill="none" draw:auto-grow-height="false" draw:fit-to-size="shrink-to-fit" style:shrink-to-fit="true">
        <text:list-style style:name="Titolo_20_e_20_contenuto_5f_-outline1" style:display-name="Titolo e contenu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_5f_-outline2" style:display-name="Titolo e contenuto_-outline2" style:family="presentation" style:parent-style-name="Titolo_20_e_20_contenuto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_5f_-outline3" style:display-name="Titolo e contenuto_-outline3" style:family="presentation" style:parent-style-name="Titolo_20_e_20_contenuto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_5f_-outline4" style:display-name="Titolo e contenuto_-outline4" style:family="presentation" style:parent-style-name="Titolo_20_e_20_contenuto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_5f_-outline5" style:display-name="Titolo e contenuto_-outline5" style:family="presentation" style:parent-style-name="Titolo_20_e_20_contenuto_5f_-outline4">
      <style:paragraph-properties fo:margin-top="0.1cm" fo:margin-bottom="0cm"/>
      <style:text-properties fo:font-size="20pt" style:font-size-asian="20pt" style:font-size-complex="20pt"/>
    </style:style>
    <style:style style:name="Titolo_20_e_20_contenuto_5f_-outline6" style:display-name="Titolo e contenuto_-outline6" style:family="presentation" style:parent-style-name="Titolo_20_e_20_contenuto_5f_-outline5">
      <style:paragraph-properties fo:margin-top="0.1cm" fo:margin-bottom="0cm"/>
      <style:text-properties fo:font-size="20pt" style:font-size-asian="20pt" style:font-size-complex="20pt"/>
    </style:style>
    <style:style style:name="Titolo_20_e_20_contenuto_5f_-outline7" style:display-name="Titolo e contenuto_-outline7" style:family="presentation" style:parent-style-name="Titolo_20_e_20_contenuto_5f_-outline6">
      <style:paragraph-properties fo:margin-top="0.1cm" fo:margin-bottom="0cm"/>
      <style:text-properties fo:font-size="20pt" style:font-size-asian="20pt" style:font-size-complex="20pt"/>
    </style:style>
    <style:style style:name="Titolo_20_e_20_contenuto_5f_-outline8" style:display-name="Titolo e contenuto_-outline8" style:family="presentation" style:parent-style-name="Titolo_20_e_20_contenuto_5f_-outline7">
      <style:paragraph-properties fo:margin-top="0.1cm" fo:margin-bottom="0cm"/>
      <style:text-properties fo:font-size="20pt" style:font-size-asian="20pt" style:font-size-complex="20pt"/>
    </style:style>
    <style:style style:name="Titolo_20_e_20_contenuto_5f_-outline9" style:display-name="Titolo e contenuto_-outline9" style:family="presentation" style:parent-style-name="Titolo_20_e_20_contenuto_5f_-outline8">
      <style:paragraph-properties fo:margin-top="0.1cm" fo:margin-bottom="0cm"/>
      <style:text-properties fo:font-size="20pt" style:font-size-asian="20pt" style:font-size-complex="20pt"/>
    </style:style>
    <style:style style:name="Titolo_20_e_20_contenuto_5f_-subtitle" style:display-name="Titolo e contenuto_-subtitle" style:family="presentation">
      <style:graphic-properties draw:stroke="none" draw:fill="none" draw:textarea-vertical-align="middle">
        <text:list-style style:name="Titolo_20_e_20_contenuto_5f_-subtitle" style:display-name="Titolo e contenut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_5f_-title" style:display-name="Titolo e contenuto_-title" style:family="presentation">
      <style:graphic-properties draw:stroke="none" draw:fill="none" draw:textarea-vertical-align="middle">
        <text:list-style style:name="Titolo_20_e_20_contenuto_5f_-title" style:display-name="Titolo e contenut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.009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tito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olo_20_e_20_contenuto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olo_20_e_20_contenuto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itolo_20_e_20_contenut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olo_20_e_20_contenut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0.5pt" fo:letter-spacing="normal" fo:language="en" fo:country="GB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0.5pt" fo:letter-spacing="normal" fo:language="uk" fo:country="UA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 Light" fo:font-size="36pt" fo:letter-spacing="normal" fo:language="it" fo:country="I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f2f2f2" style:text-line-through-style="none" style:text-line-through-type="none" style:text-position="0% 100%" style:font-name="Calibri" fo:font-size="10.5pt" fo:letter-spacing="normal" fo:language="en" fo:country="GB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" fo:font-size="36pt" fo:letter-spacing="normal" fo:language="it" fo:country="I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it" fo:country="I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iapositiva_20_titolo" style:display-name="Diapositiva titolo" style:page-layout-name="PM1" draw:style-name="Mdp1">
      <draw:custom-shape draw:name="Rettangolo 6" draw:style-name="Mgr3" draw:text-style-name="MP6" draw:layer="backgroundobjects" svg:width="10.322cm" svg:height="1.139cm" svg:x="18.971cm" svg:y="17.678cm">
        <text:p text:style-name="MP5"><text:span text:style-name="MT2">Funded by the European Union’s </text:span></text:p>
        <text:p text:style-name="MP5"><text:span text:style-name="MT3">Horizon 2020 - Grant N° </text:span><text:span text:style-name="MT4">824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7" draw:style-name="Mgr4" draw:text-style-name="MP7" draw:layer="backgroundobjects" svg:width="1.69cm" svg:height="0.815cm" svg:x="29.294cm" svg:y="17.848cm">
        <draw:image xlink:href="Pictures/100000000000004C00000033C3764C79A119CA5A.jpg" xlink:type="simple" xlink:show="embed" xlink:actuate="onLoad" loext:mime-type="image/jpeg">
          <text:p/>
        </draw:image>
      </draw:frame>
      <draw:frame draw:name="Title 1" presentation:style-name="Mpr1" draw:text-style-name="MP9" draw:layer="backgroundobjects" svg:width="23.603cm" svg:height="4.432cm" svg:x="5.491cm" svg:y="8.949cm" presentation:class="title" presentation:user-transformed="true">
        <draw:text-box>
          <text:p text:style-name="MP8"><text:span text:style-name="MT5">Fare clic per modificare lo stile del titolo</text:span></text:p>
        </draw:text-box>
      </draw:frame>
      <draw:custom-shape draw:name="Rettangolo 9" draw:style-name="Mgr3" draw:text-style-name="MP6" draw:layer="backgroundobjects" svg:width="26.342cm" svg:height="1.139cm" svg:x="2.752cm" svg:y="17.717cm">
        <text:p text:style-name="MP5"><text:span text:style-name="MT6">ESCAPE - The European Science </text:span><text:span text:style-name="MT6">Cluster of Astronomy &amp; Particle </text:span><text:span text:style-name="MT6">Physics ESFRI Research </text:span><text:span text:style-name="MT6">Infrastructures has received </text:span><text:span text:style-name="MT6">funding from the European </text:span><text:span text:style-name="MT6">Union’s Horizon 2020 research </text:span><text:span text:style-name="MT6">and innovation programme </text:span><text:span text:style-name="MT6">under the Grant Agreement n° </text:span><text:span text:style-name="MT6">824064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2">
      <draw:custom-shape draw:name="Rettangolo 6" draw:style-name="Mgr3" draw:text-style-name="MP6" draw:layer="backgroundobjects" svg:width="10.322cm" svg:height="1.139cm" svg:x="18.971cm" svg:y="17.678cm">
        <text:p text:style-name="MP5"><text:span text:style-name="MT2">Funded by the European Union’s </text:span></text:p>
        <text:p text:style-name="MP5"><text:span text:style-name="MT3">Horizon 2020 - Grant N° </text:span><text:span text:style-name="MT4">824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7" draw:style-name="Mgr4" draw:text-style-name="MP7" draw:layer="backgroundobjects" svg:width="1.69cm" svg:height="0.815cm" svg:x="29.294cm" svg:y="17.848cm">
        <draw:image xlink:href="Pictures/100000000000004C00000033C3764C79A119CA5A.jpg" xlink:type="simple" xlink:show="embed" xlink:actuate="onLoad" loext:mime-type="image/jpeg">
          <text:p/>
        </draw:image>
      </draw:frame>
      <draw:frame draw:name="Title 1" presentation:style-name="Mpr4" draw:text-style-name="MP9" draw:layer="backgroundobjects" svg:width="27cm" svg:height="2.867cm" svg:x="4.537cm" svg:y="0.445cm" presentation:class="title" presentation:user-transformed="true">
        <draw:text-box>
          <text:p text:style-name="MP10"><text:span text:style-name="MT7">Fare clic per modificare lo stile del titolo dello schema</text:span></text:p>
        </draw:text-box>
      </draw:frame>
      <draw:frame draw:name="Content Placeholder 2" presentation:style-name="Mpr5" draw:text-style-name="MP12" draw:layer="backgroundobjects" svg:width="29.209cm" svg:height="13.383cm" svg:x="2.328cm" svg:y="3.774cm" presentation:class="outline" presentation:user-transformed="true">
        <draw:text-box>
          <text:list text:style-name="ML3">
            <text:list-item>
              <text:p text:style-name="MP11"><text:span text:style-name="MT8">Modifica gli stili del testo dello schema</text:span></text:p>
            </text:list-item>
          </text:list>
        </draw:text-box>
      </draw:frame>
      <draw:frame draw:name="Date Placeholder 3" presentation:style-name="Mpr6" draw:text-style-name="MP14" draw:layer="backgroundobjects" svg:width="4.336cm" svg:height="1.013cm" svg:x="2.34cm" svg:y="17.657cm" presentation:class="date-time" presentation:user-transformed="true">
        <draw:text-box>
          <text:p text:style-name="MP13"><text:span text:style-name="MT9"><text:date style:data-style-name="D4" text:date-value="2021-05-21">21/05/2021</text:date></text:span></text:p>
        </draw:text-box>
      </draw:frame>
      <draw:frame draw:name="Footer Placeholder 4" presentation:style-name="Mpr6" draw:text-style-name="MP14" draw:layer="backgroundobjects" svg:width="10.383cm" svg:height="1.013cm" svg:x="7.253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6" draw:layer="backgroundobjects" svg:width="2.032cm" svg:height="1.013cm" svg:x="18.16cm" svg:y="17.63cm" presentation:class="page-number" presentation:user-transformed="true">
        <draw:text-box>
          <text:p text:style-name="MP15"><text:span text:style-name="MT10"><text:page-number>9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Titolo_20_e_20_contenuto_5f_" style:display-name="Titolo e contenuto_" style:page-layout-name="PM1" draw:style-name="Mdp2">
      <draw:custom-shape draw:name="Rettangolo 6" draw:style-name="Mgr3" draw:text-style-name="MP17" draw:layer="backgroundobjects" svg:width="10.322cm" svg:height="1.139cm" svg:x="18.971cm" svg:y="17.678cm">
        <text:p text:style-name="MP5"><text:span text:style-name="MT2">Funded by the European </text:span><text:span text:style-name="MT2">Union’s </text:span></text:p>
        <text:p text:style-name="MP5"><text:span text:style-name="MT3">Horizon 2020 - Grant N° </text:span><text:span text:style-name="MT4">824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7" draw:style-name="Mgr4" draw:text-style-name="MP7" draw:layer="backgroundobjects" svg:width="1.69cm" svg:height="0.815cm" svg:x="29.294cm" svg:y="17.848cm">
        <draw:image xlink:href="Pictures/100000000000004C00000033C3764C79A119CA5A.jpg" xlink:type="simple" xlink:show="embed" xlink:actuate="onLoad" loext:mime-type="image/jpeg">
          <text:p/>
        </draw:image>
      </draw:frame>
      <draw:frame draw:name="Title 1" presentation:style-name="Mpr10" draw:text-style-name="MP9" draw:layer="backgroundobjects" svg:width="27cm" svg:height="2.867cm" svg:x="4.537cm" svg:y="0.445cm" presentation:class="title" presentation:user-transformed="true">
        <draw:text-box>
          <text:p text:style-name="MP10"><text:span text:style-name="MT7">Fare clic per modificare lo stile del titolo dello schema</text:span></text:p>
        </draw:text-box>
      </draw:frame>
      <draw:frame draw:name="Content Placeholder 2" presentation:style-name="Mpr11" draw:text-style-name="MP12" draw:layer="backgroundobjects" svg:width="29.209cm" svg:height="13.383cm" svg:x="2.328cm" svg:y="3.774cm" presentation:class="outline" presentation:user-transformed="true">
        <draw:text-box>
          <text:list text:style-name="ML3">
            <text:list-item>
              <text:p text:style-name="MP11"><text:span text:style-name="MT8">Modifica gli stili del testo dello schema</text:span></text:p>
            </text:list-item>
          </text:list>
        </draw:text-box>
      </draw:frame>
      <draw:frame draw:name="Date Placeholder 3" presentation:style-name="Mpr12" draw:text-style-name="MP14" draw:layer="backgroundobjects" svg:width="4.336cm" svg:height="1.013cm" svg:x="2.34cm" svg:y="17.657cm" presentation:class="date-time" presentation:user-transformed="true">
        <draw:text-box>
          <text:p text:style-name="MP13"><text:span text:style-name="MT9"><text:date style:data-style-name="D4" text:date-value="2021-05-21">21/05/2021</text:date></text:span></text:p>
        </draw:text-box>
      </draw:frame>
      <draw:frame draw:name="Footer Placeholder 4" presentation:style-name="Mpr12" draw:text-style-name="MP14" draw:layer="backgroundobjects" svg:width="10.383cm" svg:height="1.013cm" svg:x="7.253cm" svg:y="17.657cm" presentation:class="footer" presentation:user-transformed="true">
        <draw:text-box>
          <text:p/>
        </draw:text-box>
      </draw:frame>
      <draw:frame draw:name="Slide Number Placeholder 5" presentation:style-name="Mpr13" draw:text-style-name="MP16" draw:layer="backgroundobjects" svg:width="2.032cm" svg:height="1.013cm" svg:x="18.16cm" svg:y="17.63cm" presentation:class="page-number" presentation:user-transformed="true">
        <draw:text-box>
          <text:p text:style-name="MP15"><text:span text:style-name="MT10"><text:page-number>9</text:page-number></text:span></text:p>
        </draw:text-box>
      </draw:frame>
      <presentation:notes style:page-layout-name="PM0">
        <draw:page-thumbnail presentation:style-name="Titolo_20_e_20_contenuto_5f_-title" draw:layer="backgroundobjects" svg:width="19.798cm" svg:height="11.136cm" svg:x="0.6cm" svg:y="2.257cm" presentation:class="page"/>
        <draw:frame presentation:style-name="Titolo_20_e_20_contenuto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esentazione standard di PowerPoint</dc:title>
    <meta:editing-cycles>17</meta:editing-cycles>
    <meta:creation-date>2021-04-13T09:23:06.252737949</meta:creation-date>
    <dc:date>2021-05-21T04:08:00.942037955</dc:date>
    <meta:editing-duration>PT1H41M38S</meta:editing-duration>
    <meta:generator>LibreOffice/6.4.7.2$Linux_X86_64 LibreOffice_project/40$Build-2</meta:generator>
    <meta:document-statistic meta:object-count="146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